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700b" officeooo:paragraph-rsid="000870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iven three kinds of queries.</text:p>
      <text:p text:style-name="P1">P A B: A and B have same direct manager</text:p>
      <text:p text:style-name="P1">M A B: A is direct manager of B.</text:p>
      <text:p text:style-name="P1">Q A C: is A direct or indirect manager of C.</text:p>
      <text:p text:style-name="P1">queries can be in any order.</text:p>
      <text:p text:style-name="P1"/>
      <text:p text:style-name="P1">2.given stock price on N days. you can buy and sell multiple times. you can do only one transaction in one day. also if you sell on day i, you cannot buy on day i+1.</text:p>
      <text:p text:style-name="P1">find maximum profit possible.</text:p>
      <text:p text:style-name="P1">3. design a class which gives average of last K(class initialised using K) numbers inserted.</text:p>
      <text:p text:style-name="P1">4. design a set class which supports insert, delete, isPresent, getRandom, all in constant time.</text:p>
      <text:p text:style-name="P1">5&amp;6. class name is made by concatanation of words like {Foo, Bar, Fuck, This, Shit}.</text:p>
      <text:p text:style-name="P1">an abbreviation of a class name is derived using:</text:p>
      <text:p text:style-name="P1">a.) If there are N words in class name, choose first x(&lt;=N) words from the name.</text:p>
      <text:p text:style-name="P1">b.) From each of the x words, choose any prefix of at least 1 length.</text:p>
      <text:p text:style-name="P1">c.) Concatanate all choosen prefixes to get abbreviation.</text:p>
      <text:p text:style-name="P1">For example, FooBar can have abbreviations FB, F, FoBa, FoBar, Foo but not Bar, Ba, ooBar.</text:p>
      <text:p text:style-name="P1"/>
      <text:p text:style-name="P1">Question 5: Given strings A and B tell whether A is abbreviation of B.</text:p>
      <text:p text:style-name="P1">6: Optimise your solution if you have 1 million class names and 1 million queries.</text:p>
      <text:p text:style-name="P1"/>
      <text:p text:style-name="P1">7: Given a text and keywords, find smallest substring in which all keywords are present.</text:p>
      <text:p text:style-name="P1">8. Given a linked list where each node has an arbit pointer(which points to any arbit node) and a next pointer, clone the list.</text:p>
      <text:p text:style-name="P1">no extra memory than required for N nodes. O(N) solution. original list must not get destroy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6:58:56.189943142</meta:creation-date>
    <dc:date>2016-03-02T16:59:28.572535536</dc:date>
    <meta:editing-duration>P0D</meta:editing-duration>
    <meta:editing-cycles>1</meta:editing-cycles>
    <meta:document-statistic meta:table-count="0" meta:image-count="0" meta:object-count="0" meta:page-count="1" meta:paragraph-count="20" meta:word-count="274" meta:character-count="1448" meta:non-whitespace-character-count="1194"/>
    <meta:generator>LibreOffice/4.2.3.3$Linux_X86_64 LibreOffice_project/420m0$Build-3</meta:generator>
  </office:meta>
</office:document-meta>
</file>